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60000029734A6ED1702CE1559.png" manifest:media-type="image/png"/>
  <manifest:file-entry manifest:full-path="Pictures/10000001000004B6000002978F4591E80713D774.png" manifest:media-type="image/png"/>
  <manifest:file-entry manifest:full-path="Pictures/10000001000004B600000297DC09F3E123C795CE.png" manifest:media-type="image/png"/>
  <manifest:file-entry manifest:full-path="Pictures/10000001000004B6000002977EA782F4EE9A7FD6.png" manifest:media-type="image/png"/>
  <manifest:file-entry manifest:full-path="Pictures/10000001000004B60000029755165D64767C62C6.png" manifest:media-type="image/png"/>
  <manifest:file-entry manifest:full-path="Pictures/10000001000004B600000297E8D1D49DF2FD7DCD.png" manifest:media-type="image/png"/>
  <manifest:file-entry manifest:full-path="Pictures/10000001000004B600000297F4235463EA665C85.png" manifest:media-type="image/png"/>
  <manifest:file-entry manifest:full-path="Pictures/10000001000004B600000297AF8F31055B5A662B.png" manifest:media-type="image/png"/>
  <manifest:file-entry manifest:full-path="Pictures/10000001000004B600000297CE5621699D94F8C5.png" manifest:media-type="image/png"/>
  <manifest:file-entry manifest:full-path="Pictures/10000001000004B6000002978BE1BF025EF55931.png" manifest:media-type="image/png"/>
  <manifest:file-entry manifest:full-path="Pictures/10000001000004B600000297BC654EFBD6A8E1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x="0.053cm" svg:y="0.455cm" svg:width="17cm" svg:height="9.345cm" draw:z-index="0"><draw:image xlink:href="Pictures/10000001000004B600000297BC654EFBD6A8E15B.png" xlink:type="simple" xlink:show="embed" xlink:actuate="onLoad" draw:mime-type="image/png"/></draw:frame></text:p>
      <text:p text:style-name="Standard"/>
      <text:p text:style-name="Standard"><draw:frame draw:style-name="fr3" draw:name="Image2" text:anchor-type="char" svg:x="0.159cm" svg:y="0.018cm" svg:width="17cm" svg:height="9.345cm" draw:z-index="1"><draw:image xlink:href="Pictures/10000001000004B6000002978BE1BF025EF5593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3" draw:name="Image3" text:anchor-type="char" svg:x="-0.026cm" svg:y="0.295cm" svg:width="17cm" svg:height="9.345cm" draw:z-index="2"><draw:image xlink:href="Pictures/10000001000004B600000297CE5621699D94F8C5.png" xlink:type="simple" xlink:show="embed" xlink:actuate="onLoad" draw:mime-type="image/png"/></draw:frame></text:p>
      <text:p text:style-name="Standard"><draw:frame draw:style-name="fr3" draw:name="Image4" text:anchor-type="char" svg:x="-0.212cm" svg:y="0.254cm" svg:width="17cm" svg:height="9.345cm" draw:z-index="3"><draw:image xlink:href="Pictures/10000001000004B600000297F4235463EA665C8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width="17cm" svg:height="9.345cm" draw:z-index="4"><draw:image xlink:href="Pictures/10000001000004B600000297E8D1D49DF2FD7DCD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><draw:frame draw:style-name="fr2" draw:name="Image6" text:anchor-type="char" svg:width="17cm" svg:height="9.345cm" draw:z-index="5"><draw:image xlink:href="Pictures/10000001000004B6000002977EA782F4EE9A7FD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2" draw:name="Image7" text:anchor-type="char" svg:width="17cm" svg:height="9.345cm" draw:z-index="6"><draw:image xlink:href="Pictures/10000001000004B600000297DC09F3E123C795CE.png" xlink:type="simple" xlink:show="embed" xlink:actuate="onLoad" draw:mime-type="image/png"/></draw:frame></text:p>
      <text:p text:style-name="Standard"/>
      <text:p text:style-name="Standard"><draw:frame draw:style-name="fr2" draw:name="Image8" text:anchor-type="char" svg:width="17cm" svg:height="9.345cm" draw:z-index="7"><draw:image xlink:href="Pictures/10000001000004B6000002978F4591E80713D77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width="17cm" svg:height="9.345cm" draw:z-index="8"><draw:image xlink:href="Pictures/10000001000004B60000029734A6ED1702CE1559.png" xlink:type="simple" xlink:show="embed" xlink:actuate="onLoad" draw:mime-type="image/png"/></draw:frame><text:soft-page-break/></text:p>
      <text:p text:style-name="Standard"/>
      <text:p text:style-name="Standard"><draw:frame draw:style-name="fr2" draw:name="Image10" text:anchor-type="char" svg:width="17cm" svg:height="9.345cm" draw:z-index="9"><draw:image xlink:href="Pictures/10000001000004B600000297AF8F31055B5A662B.png" xlink:type="simple" xlink:show="embed" xlink:actuate="onLoad" draw:mime-type="image/png"/></draw:frame></text:p>
      <text:p text:style-name="Standard"/>
      <text:p text:style-name="Standard"><draw:frame draw:style-name="fr1" draw:name="Image11" text:anchor-type="char" svg:width="17cm" svg:height="9.345cm" draw:z-index="10"><draw:image xlink:href="Pictures/10000001000004B60000029755165D64767C62C6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09:27:16.418279909</meta:creation-date>
    <dc:date>2023-09-26T09:34:01.780166561</dc:date>
    <meta:editing-duration>PT6M46S</meta:editing-duration>
    <meta:editing-cycles>1</meta:editing-cycles>
    <meta:document-statistic meta:table-count="0" meta:image-count="11" meta:object-count="0" meta:page-count="8" meta:paragraph-count="0" meta:word-count="0" meta:character-count="0" meta:non-whitespace-character-count="0"/>
    <meta:generator>LibreOffice/7.3.7.2$Linux_X86_64 LibreOffice_project/30$Build-2</meta:generator>
  </office:meta>
</office:document-meta>
</file>